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 PL Mingti2L Big5" svg:font-family="'AR PL Mingti2L Big5'"/>
    <style:font-face style:name="Lohit Devanagari1" svg:font-family="'Lohit Devanagari'"/>
    <style:font-face style:name="Ubuntu Mono" svg:font-family="'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2.36cm" fo:margin-left="2.325cm" table:align="left"/>
    </style:style>
    <style:style style:name="Table1.A" style:family="table-column">
      <style:table-column-properties style:column-width="4.064cm"/>
    </style:style>
    <style:style style:name="Table1.B" style:family="table-column">
      <style:table-column-properties style:column-width="4.195cm"/>
    </style:style>
    <style:style style:name="Table1.C" style:family="table-column">
      <style:table-column-properties style:column-width="4.101cm"/>
    </style:style>
    <style:style style:name="Table1.1" style:family="table-row">
      <style:table-row-properties style:min-row-height="1.095cm"/>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officeooo:rsid="000dd70a" officeooo:paragraph-rsid="000dd70a" loext:padding="0cm" loext:border="none"/>
    </style:style>
    <style:style style:name="P2"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officeooo:rsid="00076aec" officeooo:paragraph-rsid="00076aec" loext:padding="0cm" loext:border="none"/>
    </style:style>
    <style:style style:name="P3"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officeooo:paragraph-rsid="00211451" loext:padding="0cm" loext:border="none"/>
    </style:style>
    <style:style style:name="P4"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normal" officeooo:rsid="0009f4f2" officeooo:paragraph-rsid="0009f4f2" loext:padding="0cm" loext:border="none"/>
    </style:style>
    <style:style style:name="P5"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normal" officeooo:rsid="000a9369" officeooo:paragraph-rsid="0009f4f2" loext:padding="0cm" loext:border="none"/>
    </style:style>
    <style:style style:name="P6"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normal" officeooo:rsid="00160afc" officeooo:paragraph-rsid="00160afc" style:font-weight-asian="normal" style:font-weight-complex="normal" loext:padding="0cm" loext:border="none"/>
    </style:style>
    <style:style style:name="P7"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normal" officeooo:rsid="00162fc3" officeooo:paragraph-rsid="00162fc3" style:font-weight-asian="normal" style:font-weight-complex="normal" loext:padding="0cm" loext:border="none"/>
    </style:style>
    <style:style style:name="P8" style:family="paragraph" style:parent-style-name="Preformatted_20_Text">
      <style:paragraph-properties fo:margin-top="0cm" fo:margin-bottom="0cm" loext:contextual-spacing="false" fo:line-height="125%" fo:text-align="start" style:justify-single-word="false" fo:orphans="2" fo:widows="2" fo:padding="0cm" fo:border="none"/>
      <style:text-properties fo:font-variant="normal" fo:text-transform="none" fo:color="#000000" style:text-position="0% 100%" style:font-name="Ubuntu Mono" fo:font-size="9.75pt" fo:letter-spacing="normal" fo:font-style="normal" fo:font-weight="normal" officeooo:rsid="00162fc3" officeooo:paragraph-rsid="00162fc3" style:font-weight-asian="normal" style:font-weight-complex="normal" loext:padding="0cm" loext:border="none"/>
    </style:style>
    <style:style style:name="P9"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normal" officeooo:rsid="0017fe2e" officeooo:paragraph-rsid="0017fe2e" style:font-weight-asian="normal" style:font-weight-complex="normal" loext:padding="0cm" loext:border="none"/>
    </style:style>
    <style:style style:name="P10"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normal" officeooo:rsid="0017fe2e" officeooo:paragraph-rsid="001bd893" style:font-weight-asian="normal" style:font-weight-complex="normal" loext:padding="0cm" loext:border="none"/>
    </style:style>
    <style:style style:name="P11"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normal" officeooo:rsid="001bd893" officeooo:paragraph-rsid="001bd893" style:font-weight-asian="normal" style:font-weight-complex="normal" loext:padding="0cm" loext:border="none"/>
    </style:style>
    <style:style style:name="P12"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normal" officeooo:rsid="001bd893" officeooo:paragraph-rsid="00211451" style:font-weight-asian="normal" style:font-weight-complex="normal" loext:padding="0cm" loext:border="none"/>
    </style:style>
    <style:style style:name="P13"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bold" officeooo:rsid="000dd70a" officeooo:paragraph-rsid="000dd70a" style:font-weight-asian="bold" style:font-weight-complex="bold" loext:padding="0cm" loext:border="none"/>
    </style:style>
    <style:style style:name="P14"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letter-spacing="normal" officeooo:paragraph-rsid="00211451" loext:padding="0cm" loext:border="none"/>
    </style:style>
    <style:style style:name="P15" style:family="paragraph" style:parent-style-name="Preformatted_20_Text">
      <style:paragraph-properties fo:margin-top="0cm" fo:margin-bottom="0cm" loext:contextual-spacing="false" fo:line-height="125%" fo:orphans="2" fo:widows="2" fo:padding="0cm" fo:border="none"/>
      <style:text-properties officeooo:paragraph-rsid="001bd893"/>
    </style:style>
    <style:style style:name="P16" style:family="paragraph" style:parent-style-name="Preformatted_20_Text">
      <style:paragraph-properties fo:margin-top="0cm" fo:margin-bottom="0cm" loext:contextual-spacing="false" fo:line-height="125%" fo:orphans="2" fo:widows="2" fo:padding="0cm" fo:border="none"/>
      <style:text-properties officeooo:paragraph-rsid="00211451"/>
    </style:style>
    <style:style style:name="P17" style:family="paragraph" style:parent-style-name="Preformatted_20_Text">
      <style:paragraph-properties fo:margin-top="0cm" fo:margin-bottom="0cm" loext:contextual-spacing="false" fo:line-height="125%" fo:orphans="2" fo:widows="2" fo:padding="0cm" fo:border="none"/>
      <style:text-properties officeooo:paragraph-rsid="00162fc3"/>
    </style:style>
    <style:style style:name="P18" style:family="paragraph" style:parent-style-name="Preformatted_20_Text">
      <style:paragraph-properties fo:margin-top="0cm" fo:margin-bottom="0cm" loext:contextual-spacing="false" fo:line-height="125%" fo:orphans="2" fo:widows="2" fo:padding="0cm" fo:border="none"/>
      <style:text-properties officeooo:paragraph-rsid="0017fe2e"/>
    </style:style>
    <style:style style:name="P19" style:family="paragraph" style:parent-style-name="Preformatted_20_Text">
      <style:paragraph-properties fo:margin-top="0cm" fo:margin-bottom="0cm" loext:contextual-spacing="false" fo:line-height="125%" fo:orphans="2" fo:widows="2" fo:padding="0cm" fo:border="none"/>
      <style:text-properties officeooo:rsid="0009f4f2" officeooo:paragraph-rsid="0009f4f2"/>
    </style:style>
    <style:style style:name="P20" style:family="paragraph" style:parent-style-name="Preformatted_20_Text">
      <style:paragraph-properties fo:margin-top="0cm" fo:margin-bottom="0cm" loext:contextual-spacing="false" fo:line-height="125%" fo:orphans="2" fo:widows="2" fo:padding="0cm" fo:border="none"/>
      <style:text-properties fo:font-size="10pt" fo:font-weight="bold" officeooo:rsid="000dd70a" officeooo:paragraph-rsid="000dd70a"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162fc3" officeooo:paragraph-rsid="00162fc3" style:font-name-asian="Noto Sans Mono CJK SC" style:font-size-asian="10pt" style:font-style-asian="normal" style:font-weight-asian="bold" style:font-name-complex="Liberation Mono" style:font-size-complex="10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62fc3" officeooo:paragraph-rsid="00162fc3" style:font-name-asian="Noto Sans Mono CJK SC"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P23"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style:font-name="Ubuntu Mono" fo:font-size="9.75pt" fo:letter-spacing="normal" fo:font-style="normal" fo:font-weight="normal" officeooo:paragraph-rsid="00211451" loext:padding="0cm" loext:border="none"/>
    </style:style>
    <style:style style:name="P24"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10pt" fo:letter-spacing="normal" fo:font-style="normal" fo:font-weight="bold" officeooo:rsid="000dd70a" officeooo:paragraph-rsid="000dd70a" style:font-size-asian="10pt" style:font-weight-asian="bold" style:font-size-complex="10pt" style:font-weight-complex="bold" loext:padding="0cm" loext:border="none"/>
    </style:style>
    <style:style style:name="P25" style:family="paragraph" style:parent-style-name="Preformatted_20_Text" style:list-style-name="L1">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officeooo:rsid="00076aec" officeooo:paragraph-rsid="00076aec" loext:padding="0cm" loext:border="none"/>
    </style:style>
    <style:style style:name="P26" style:family="paragraph" style:parent-style-name="Preformatted_20_Text" style:list-style-name="L1">
      <style:paragraph-properties fo:margin-top="0cm" fo:margin-bottom="0cm" loext:contextual-spacing="false" fo:line-height="125%" fo:orphans="2" fo:widows="2" fo:padding="0cm" fo:border="none"/>
      <style:text-properties fo:font-variant="normal" fo:text-transform="none" fo:color="#000000" style:text-position="0% 100%" style:font-name="Ubuntu Mono" fo:font-size="9.75pt" fo:letter-spacing="normal" fo:font-style="normal" fo:font-weight="normal" officeooo:rsid="0009f4f2" officeooo:paragraph-rsid="0009f4f2" loext:padding="0cm" loext:border="none"/>
    </style:style>
    <style:style style:name="P27" style:family="paragraph" style:parent-style-name="Preformatted_20_Text" style:list-style-name="L1">
      <style:paragraph-properties fo:margin-top="0cm" fo:margin-bottom="0cm" loext:contextual-spacing="false" fo:line-height="125%" fo:orphans="2" fo:widows="2" fo:padding="0cm" fo:border="none"/>
      <style:text-properties officeooo:rsid="00076aec" officeooo:paragraph-rsid="00076aec"/>
    </style:style>
    <style:style style:name="P28" style:family="paragraph" style:parent-style-name="Preformatted_20_Text" style:list-style-name="L1">
      <style:paragraph-properties fo:margin-top="0cm" fo:margin-bottom="0cm" loext:contextual-spacing="false" fo:line-height="125%" fo:orphans="2" fo:widows="2" fo:padding="0cm" fo:border="none"/>
      <style:text-properties officeooo:rsid="000836eb" officeooo:paragraph-rsid="000836eb"/>
    </style:style>
    <style:style style:name="P29" style:family="paragraph" style:parent-style-name="Preformatted_20_Text" style:list-style-name="L1">
      <style:paragraph-properties fo:margin-top="0cm" fo:margin-bottom="0cm" loext:contextual-spacing="false" fo:line-height="125%" fo:orphans="2" fo:widows="2" fo:padding="0cm" fo:border="none"/>
      <style:text-properties officeooo:rsid="0009f4f2" officeooo:paragraph-rsid="0009f4f2"/>
    </style:style>
    <style:style style:name="P30" style:family="paragraph">
      <style:paragraph-properties fo:text-align="center"/>
    </style:style>
    <style:style style:name="P31" style:family="paragraph">
      <loext:graphic-properties draw:fill="none" draw:fill-color="#ffffff"/>
      <style:paragraph-properties fo:text-align="center" style:writing-mode="lr-tb"/>
      <style:text-properties fo:font-size="11pt" fo:font-weight="bold" style:font-size-asian="11pt" style:font-weight-asian="bold" style:font-size-complex="11pt" style:font-weight-complex="bold"/>
    </style:style>
    <style:style style:name="P32" style:family="paragraph">
      <loext:graphic-properties draw:fill="none" draw:fill-color="#ffffff"/>
      <style:paragraph-properties style:writing-mode="lr-tb"/>
      <style:text-properties fo:font-size="11pt" fo:font-weight="bold" style:font-size-asian="11pt" style:font-weight-asian="bold" style:font-size-complex="11pt" style:font-weight-complex="bold"/>
    </style:style>
    <style:style style:name="T1" style:family="text">
      <style:text-properties style:font-name="Ubuntu Mono" fo:font-size="9.75pt" fo:font-style="normal" fo:font-weight="normal"/>
    </style:style>
    <style:style style:name="T2" style:family="text">
      <style:text-properties style:font-name="Ubuntu Mono" fo:font-size="9.75pt" fo:font-style="normal" fo:font-weight="normal" officeooo:rsid="001dc8f7"/>
    </style:style>
    <style:style style:name="T3" style:family="text">
      <style:text-properties fo:font-variant="normal" fo:text-transform="none" fo:color="#000000" style:font-name="Ubuntu Mono" fo:font-size="9.75pt" fo:letter-spacing="normal" fo:font-style="normal" fo:font-weight="normal" loext:padding="0cm" loext:border="none"/>
    </style:style>
    <style:style style:name="T4" style:family="text">
      <style:text-properties fo:font-variant="normal" fo:text-transform="none" fo:color="#000000" style:text-position="0% 100%" style:font-name="Ubuntu Mono" fo:font-size="9.75pt" fo:letter-spacing="normal" fo:font-style="normal" fo:font-weight="normal" loext:padding="0cm" loext:border="none"/>
    </style:style>
    <style:style style:name="T5" style:family="text">
      <style:text-properties fo:font-variant="normal" fo:text-transform="none" fo:color="#000000" style:text-position="0% 100%" style:font-name="Ubuntu Mono" fo:font-size="9.75pt" fo:letter-spacing="normal" fo:font-style="normal" fo:font-weight="normal" officeooo:rsid="000836eb" loext:padding="0cm" loext:border="none"/>
    </style:style>
    <style:style style:name="T6" style:family="text">
      <style:text-properties fo:font-variant="normal" fo:text-transform="none" fo:color="#000000" style:text-position="0% 100%" style:font-name="Ubuntu Mono" fo:font-size="9.75pt" fo:letter-spacing="normal" fo:font-style="normal" fo:font-weight="normal" officeooo:rsid="00091da1" loext:padding="0cm" loext:border="none"/>
    </style:style>
    <style:style style:name="T7" style:family="text">
      <style:text-properties fo:font-variant="normal" fo:text-transform="none" fo:color="#000000" style:text-position="0% 100%" style:font-name="Ubuntu Mono" fo:font-size="9.75pt" fo:letter-spacing="normal" fo:font-style="normal" fo:font-weight="normal" officeooo:rsid="000a9369" loext:padding="0cm" loext:border="none"/>
    </style:style>
    <style:style style:name="T8" style:family="text">
      <style:text-properties fo:font-variant="normal" fo:text-transform="none" fo:color="#000000" style:text-position="0% 100%" style:font-name="Ubuntu Mono" fo:font-size="9.75pt" fo:letter-spacing="normal" fo:font-style="normal" fo:font-weight="normal" officeooo:rsid="0017fe2e" style:font-weight-asian="normal" style:font-weight-complex="normal" loext:padding="0cm" loext:border="none"/>
    </style:style>
    <style:style style:name="T9" style:family="text">
      <style:text-properties fo:font-variant="normal" fo:text-transform="none" fo:color="#000000" style:text-position="0% 100%" style:font-name="Ubuntu Mono" fo:font-size="9.75pt" fo:letter-spacing="normal" fo:font-style="normal" fo:font-weight="normal" officeooo:rsid="00211451" style:font-weight-asian="normal" style:font-weight-complex="normal" loext:padding="0cm" loext:border="none"/>
    </style:style>
    <style:style style:name="T10" style:family="text">
      <style:text-properties fo:font-variant="normal" fo:text-transform="none" fo:color="#000000" style:text-position="0% 100%" style:font-name="Ubuntu Mono" fo:font-size="9.75pt" fo:letter-spacing="normal" fo:font-style="normal" fo:font-weight="normal" officeooo:rsid="00162fc3" style:font-weight-asian="normal" style:font-weight-complex="normal" loext:padding="0cm" loext:border="none"/>
    </style:style>
    <style:style style:name="T11" style:family="text">
      <style:text-properties fo:font-variant="normal" fo:text-transform="none" fo:color="#000000" style:text-position="0% 100%" style:font-name="Ubuntu Mono" fo:font-size="9.75pt" fo:letter-spacing="normal" fo:font-style="normal" fo:font-weight="normal" officeooo:rsid="0017fe2e" style:font-name-asian="Noto Sans Mono CJK SC" style:font-size-asian="10pt" style:font-weight-asian="normal" style:font-name-complex="Liberation Mono" style:font-size-complex="10pt" style:font-weight-complex="normal" loext:padding="0cm" loext:border="none"/>
    </style:style>
    <style:style style:name="T12" style:family="text">
      <style:text-properties fo:font-variant="normal" fo:text-transform="none" fo:color="#000000" style:text-position="0% 100%" style:font-name="Ubuntu Mono" fo:font-size="9.75pt" fo:letter-spacing="normal" fo:font-style="normal" fo:font-weight="normal" officeooo:rsid="001bd893" style:font-name-asian="Noto Sans Mono CJK SC" style:font-size-asian="10pt" style:font-weight-asian="normal" style:font-name-complex="Liberation Mono" style:font-size-complex="10pt" style:font-weight-complex="normal" loext:padding="0cm" loext:border="none"/>
    </style:style>
    <style:style style:name="T13" style:family="text">
      <style:text-properties fo:font-variant="normal" fo:text-transform="none" fo:color="#000000" style:text-position="0% 100%" style:font-name="Ubuntu Mono" fo:font-size="9.75pt" fo:letter-spacing="normal" fo:font-style="normal" fo:font-weight="normal" officeooo:rsid="00162fc3" style:font-name-asian="Noto Sans Mono CJK SC" style:font-size-asian="10pt" style:font-weight-asian="normal" style:font-name-complex="Liberation Mono" style:font-size-complex="10pt" style:font-weight-complex="normal" loext:padding="0cm" loext:border="none"/>
    </style:style>
    <style:style style:name="T14" style:family="text">
      <style:text-properties fo:font-variant="normal" fo:text-transform="none" fo:color="#000000" style:text-position="0% 100%" style:font-name="Ubuntu Mono" fo:font-size="9.75pt" fo:letter-spacing="normal" fo:font-style="normal" fo:font-weight="normal" officeooo:rsid="00211451" style:font-name-asian="Noto Sans Mono CJK SC" style:font-size-asian="10pt" style:font-weight-asian="normal" style:font-name-complex="Liberation Mono" style:font-size-complex="10pt" style:font-weight-complex="normal" loext:padding="0cm" loext:border="none"/>
    </style:style>
    <style:style style:name="T15" style:family="text">
      <style:text-properties fo:font-variant="normal" fo:text-transform="none" fo:color="#000000" style:text-position="0% 100%" style:font-name="Ubuntu Mono" fo:font-size="9.75pt" fo:letter-spacing="normal" fo:font-style="normal" fo:font-weight="bold" officeooo:rsid="0017fe2e" style:font-weight-asian="bold" style:font-weight-complex="bold" loext:padding="0cm" loext:border="none"/>
    </style:style>
    <style:style style:name="T16" style:family="text">
      <style:text-properties fo:font-variant="normal" fo:text-transform="none" fo:color="#000000" style:text-position="0% 100%" style:font-name="Ubuntu Mono" fo:font-size="9.75pt" fo:letter-spacing="normal" fo:font-style="normal" fo:font-weight="bold" officeooo:rsid="0017fe2e" style:font-name-asian="Noto Sans Mono CJK SC" style:font-size-asian="10pt" style:font-weight-asian="bold" style:font-name-complex="Liberation Mono" style:font-size-complex="10pt" style:font-weight-complex="bold" loext:padding="0cm" loext:border="none"/>
    </style:style>
    <style:style style:name="T17" style:family="text">
      <style:text-properties fo:font-variant="normal" fo:text-transform="none" fo:color="#000000" style:text-position="0% 100%" style:font-name="Ubuntu Mono" fo:font-size="9.75pt" fo:letter-spacing="normal" fo:font-style="normal" fo:font-weight="bold" officeooo:rsid="00211451" style:font-name-asian="Noto Sans Mono CJK SC" style:font-size-asian="10pt" style:font-weight-asian="bold" style:font-name-complex="Liberation Mono" style:font-size-complex="10pt" style:font-weight-complex="bold" loext:padding="0cm" loext:border="none"/>
    </style:style>
    <style:style style:name="T18" style:family="text">
      <style:text-properties fo:font-variant="normal" fo:text-transform="none" fo:color="#000000" style:text-position="0% 100%" style:font-name="Ubuntu Mono" fo:letter-spacing="normal" fo:font-style="normal" officeooo:rsid="000a9369" loext:padding="0cm" loext:border="none"/>
    </style:style>
    <style:style style:name="T19" style:family="text">
      <style:text-properties fo:font-variant="normal" fo:text-transform="none" fo:color="#000000" style:text-position="0% 100%" style:font-name="Ubuntu Mono" fo:letter-spacing="normal" fo:font-style="normal" loext:padding="0cm" loext:border="none"/>
    </style:style>
    <style:style style:name="T20" style:family="text">
      <style:text-properties officeooo:rsid="0019efc3"/>
    </style:style>
    <style:style style:name="T21" style:family="text">
      <style:text-properties officeooo:rsid="001bd893"/>
    </style:style>
    <style:style style:name="T22" style:family="text">
      <style:text-properties fo:font-weight="bold" style:font-weight-asian="bold" style:font-weight-complex="bold"/>
    </style:style>
    <style:style style:name="T23" style:family="text">
      <style:text-properties fo:font-weight="bold" officeooo:rsid="0019efc3" style:font-weight-asian="bold" style:font-weight-complex="bold"/>
    </style:style>
    <style:style style:name="T24" style:family="text">
      <style:text-properties fo:font-weight="bold" officeooo:rsid="00276464" style:font-weight-asian="bold" style:font-weight-complex="bold"/>
    </style:style>
    <style:style style:name="T25" style:family="text">
      <style:text-properties officeooo:rsid="0022414e"/>
    </style:style>
    <style:style style:name="T26" style:family="text">
      <style:text-properties officeooo:rsid="0023cd99"/>
    </style:style>
    <style:style style:name="T27" style:family="text">
      <style:text-properties officeooo:rsid="00276464"/>
    </style:style>
    <style:style style:name="T28" style:family="text">
      <style:text-properties style:font-name="AR PL Mingti2L Big5" fo:font-weight="bold" officeooo:rsid="00276464" style:font-name-asian="Noto Sans Mono CJK SC" style:font-weight-asian="bold" style:font-name-complex="Liberation Mono" style:font-weight-complex="bold"/>
    </style:style>
    <style:style style:name="T29" style:family="text">
      <style:text-properties fo:font-size="11pt" fo:font-weight="bold" style:font-size-asian="11pt" style:font-weight-asian="bold" style:font-size-complex="11pt" style:font-weight-complex="bold"/>
    </style:style>
    <style:style style:name="T30" style:family="text">
      <style:text-properties style:text-position="super 58%" fo:font-size="11pt" fo:font-weight="bold" style:font-size-asian="11pt" style:font-weight-asian="bold" style:font-size-complex="11pt"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5cm" style:run-through="foreground" style:wrap="run-through" style:number-wrapped-paragraphs="no-limit" style:vertical-pos="from-top" style:vertical-rel="paragraph" style:horizontal-pos="center"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center"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text:anchor-type="paragraph" draw:z-index="9" draw:name="Shape2" draw:style-name="gr2" draw:text-style-name="P32" svg:width="11.824cm" svg:height="0.904cm" svg:x="2.584cm" svg:y="-1.042cm"><draw:text-box draw:corner-radius="2.799cm"><text:p text:style-name="P30"><text:span text:style-name="T29">Sagnik Bhattacharyya, Roll – 22, 4</text:span><text:span text:style-name="T30">th</text:span><text:span text:style-name="T29"> Semester, Non-Parametric </text:span><text:span text:style-name="T29">Assignment -1</text:span></text:p></draw:text-box></draw:frame>Setup:</text:p>
      <text:p text:style-name="P1"/>
      <text:p text:style-name="P2">For each [[i]], i=1(1)4, the values for MSE and variance for different estimates of location parameter for different distributions, and, the ARE’s between different statistics for different distributions, are given. <text:line-break/></text:p>
      <text:p text:style-name="P2">For each [[i]], from each distribution there are ‘m’ samples of size ‘n’ each. For each of the m samples the values of different statistics are computed. The statistics are :</text:p>
      <text:p text:style-name="P2"/>
      <text:list xml:id="list622436883" text:style-name="L1">
        <text:list-item>
          <text:p text:style-name="P25">Median</text:p>
        </text:list-item>
        <text:list-item>
          <text:p text:style-name="P25">Mean</text:p>
        </text:list-item>
        <text:list-item>
          <text:p text:style-name="P27"><text:span text:style-name="T3">min plus max mean, i.e., </text:span><text:span text:style-name="T3"><draw:frame draw:style-name="fr1" draw:name="Object1" text:anchor-type="as-char" svg:y="-0.716cm" svg:width="2.131cm" svg:height="1.094cm" draw:z-index="0"><draw:object xlink:href="./Object 1" xlink:type="simple" xlink:show="embed" xlink:actuate="onLoad"/><draw:image xlink:href="./ObjectReplacements/Object 1" xlink:type="simple" xlink:show="embed" xlink:actuate="onLoad"/></draw:frame></text:span><text:span text:style-name="T5"><text:s/></text:span></text:p>
        </text:list-item>
        <text:list-item>
          <text:p text:style-name="P28"><text:span text:style-name="T4">max ordered welsh mean, i.e. </text:span><text:span text:style-name="T4"><draw:frame draw:style-name="fr1" draw:name="Object2" text:anchor-type="as-char" svg:y="-0.377cm" svg:width="1.097cm" svg:height="0.771cm" draw:z-index="1"><draw:object xlink:href="./Object 2" xlink:type="simple" xlink:show="embed" xlink:actuate="onLoad"/><draw:image xlink:href="./ObjectReplacements/Object 2" xlink:type="simple" xlink:show="embed" xlink:actuate="onLoad"/></draw:frame></text:span><text:span text:style-name="T6"><draw:frame draw:style-name="fr1" draw:name="Object3" text:anchor-type="as-char" svg:y="-0.716cm" svg:width="2.999cm" svg:height="1.094cm" draw:z-index="2"><draw:object xlink:href="./Object 3" xlink:type="simple" xlink:show="embed" xlink:actuate="onLoad"/><draw:image xlink:href="./ObjectReplacements/Object 3" xlink:type="simple" xlink:show="embed" xlink:actuate="onLoad"/></draw:frame></text:span></text:p>
        </text:list-item>
        <text:list-item>
          <text:p text:style-name="P29"><text:span text:style-name="T6">W</text:span><text:span text:style-name="T4">insorized mean</text:span></text:p>
        </text:list-item>
        <text:list-item>
          <text:p text:style-name="P26">Hodges-Lehmann Estimator</text:p>
        </text:list-item>
      </text:list>
      <text:p text:style-name="P4"/>
      <text:p text:style-name="P19"><text:span text:style-name="T4">Then their corresponding MSE and Variances are computed. And the ARE between the Median &amp; Mean, the HL estimator &amp; Mean, and the HL estimator and Median are also computed by </text:span><text:span text:style-name="T7">the empirical variances (say the empirical variance of the HL estimate is </text:span><text:span text:style-name="T7"><draw:frame draw:style-name="fr1" draw:name="Object4" text:anchor-type="as-char" svg:y="-0.226cm" svg:width="0.82cm" svg:height="0.379cm" draw:z-index="3"><draw:object xlink:href="./Object 4" xlink:type="simple" xlink:show="embed" xlink:actuate="onLoad"/><draw:image xlink:href="./ObjectReplacements/Object 4" xlink:type="simple" xlink:show="embed" xlink:actuate="onLoad"/></draw:frame></text:span><text:span text:style-name="T7"><text:s/>and that of Mean be </text:span><text:span text:style-name="T7"><draw:frame draw:style-name="fr1" draw:name="Object5" text:anchor-type="as-char" svg:y="-0.226cm" svg:width="0.677cm" svg:height="0.379cm" draw:z-index="4"><draw:object xlink:href="./Object 5" xlink:type="simple" xlink:show="embed" xlink:actuate="onLoad"/><draw:image xlink:href="./ObjectReplacements/Object 5" xlink:type="simple" xlink:show="embed" xlink:actuate="onLoad"/></draw:frame></text:span><text:span text:style-name="T7">then the ARE is </text:span><text:span text:style-name="T7"><draw:frame draw:style-name="fr1" draw:name="Object6" text:anchor-type="as-char" svg:y="-0.531cm" svg:width="0.905cm" svg:height="0.82cm" draw:z-index="5"><draw:object xlink:href="./Object 6" xlink:type="simple" xlink:show="embed" xlink:actuate="onLoad"/><draw:image xlink:href="./ObjectReplacements/Object 6" xlink:type="simple" xlink:show="embed" xlink:actuate="onLoad"/></draw:frame></text:span><text:span text:style-name="T7">).</text:span></text:p>
      <text:p text:style-name="P5"/>
      <text:p text:style-name="P5"/>
      <text:p text:style-name="P20"><text:span text:style-name="T18">D</text:span><text:span text:style-name="T19">iscussion:</text:span></text:p>
      <text:p text:style-name="P13"/>
      <text:p text:style-name="P6">The results are obtained for four pairs of sample size.</text:p>
      <text:p text:style-name="P6">The first one with 10 samples each of size 10, the second with 10 samples each sample with size 100, the third with 100 samples of size 10 and the last with 100 samples each size 100.</text:p>
      <text:p text:style-name="P6"/>
      <text:p text:style-name="P6">From the data we can confirm our knowledge about the appropriate estimators for location parameter for different distribution. For example for the Normal distribution for any sample size the MSE for mean is lowest among the estimators.</text:p>
      <text:p text:style-name="P6"/>
      <text:p text:style-name="P17"><text:span text:style-name="T13">B</text:span><text:span text:style-name="T14">elow the theoritical values for the ARE’s are given in a table</text:span><text:span text:style-name="T10"> :</text:span></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Distribution</text:p>
          </table:table-cell>
          <table:table-cell table:style-name="Table1.A1" office:value-type="string">
            <text:p text:style-name="P22">ARE (<draw:frame draw:style-name="fr1" draw:name="Object7" text:anchor-type="as-char" svg:y="-0.413cm" svg:width="1.058cm" svg:height="0.503cm" draw:z-index="6"><draw:object xlink:href="./Object 7" xlink:type="simple" xlink:show="embed" xlink:actuate="onLoad"/><draw:image xlink:href="./ObjectReplacements/Object 7" xlink:type="simple" xlink:show="embed" xlink:actuate="onLoad"/></draw:frame>)</text:p>
          </table:table-cell>
          <table:table-cell table:style-name="Table1.C1" office:value-type="string">
            <text:p text:style-name="P22">ARE(<draw:frame draw:style-name="fr1" draw:name="Object8" text:anchor-type="as-char" svg:y="-0.422cm" svg:width="1.393cm" svg:height="0.577cm" draw:z-index="7"><draw:object xlink:href="./Object 8" xlink:type="simple" xlink:show="embed" xlink:actuate="onLoad"/><draw:image xlink:href="./ObjectReplacements/Object 8" xlink:type="simple" xlink:show="embed" xlink:actuate="onLoad"/></draw:frame>)</text:p>
          </table:table-cell>
        </table:table-row>
        <table:table-row>
          <table:table-cell table:style-name="Table1.A2" office:value-type="string">
            <text:p text:style-name="P22">Normal</text:p>
          </table:table-cell>
          <table:table-cell table:style-name="Table1.A2" office:value-type="string">
            <text:p text:style-name="P22">64%</text:p>
          </table:table-cell>
          <table:table-cell table:style-name="Table1.C2" office:value-type="string">
            <text:p text:style-name="P22">45%</text:p>
          </table:table-cell>
        </table:table-row>
        <table:table-row>
          <table:table-cell table:style-name="Table1.A2" office:value-type="string">
            <text:p text:style-name="P22">Logistic</text:p>
          </table:table-cell>
          <table:table-cell table:style-name="Table1.A2" office:value-type="string">
            <text:p text:style-name="P22">82%</text:p>
          </table:table-cell>
          <table:table-cell table:style-name="Table1.C2" office:value-type="string">
            <text:p text:style-name="P22">109.6%</text:p>
          </table:table-cell>
        </table:table-row>
        <table:table-row>
          <table:table-cell table:style-name="Table1.A2" office:value-type="string">
            <text:p text:style-name="P22">Double Expo<text:span text:style-name="T21">nential</text:span></text:p>
          </table:table-cell>
          <table:table-cell table:style-name="Table1.A2" office:value-type="string">
            <text:p text:style-name="P22">200%</text:p>
          </table:table-cell>
          <table:table-cell table:style-name="Table1.C2" office:value-type="string">
            <text:p text:style-name="P22">150%</text:p>
          </table:table-cell>
        </table:table-row>
        <table:table-row>
          <table:table-cell table:style-name="Table1.A2" office:value-type="string">
            <text:p text:style-name="P22">Uniform</text:p>
          </table:table-cell>
          <table:table-cell table:style-name="Table1.A2" office:value-type="string">
            <text:p text:style-name="P22">33%</text:p>
          </table:table-cell>
          <table:table-cell table:style-name="Table1.C2" office:value-type="string">
            <text:p text:style-name="P22">100%</text:p>
          </table:table-cell>
        </table:table-row>
      </table:table>
      <text:p text:style-name="P7"/>
      <text:p text:style-name="P7"/>
      <text:p text:style-name="P15"><text:span text:style-name="T11">T</text:span><text:span text:style-name="T12">he empirically computed values </text:span><text:span text:style-name="T14">of ARE </text:span><text:span text:style-name="T12">are almost similar to those of the theoritical values.</text:span></text:p>
      <text:p text:style-name="P10">For example, take the ARE between Median and Mean for Uniform distribution. </text:p>
      <text:p text:style-name="P9">The values are 38.8 % for m = 10, n = 10; 39.5% for m = 10, n =100; 42.7% for m=100, n=10; and also 39% for m=100, n=100, <text:span text:style-name="T21">whereas the theoritical value is 33%.</text:span></text:p>
      <text:p text:style-name="P9"/>
      <text:p text:style-name="P18"><text:span text:style-name="T8">All the other ARE’s also conf</text:span><text:span text:style-name="T9">i</text:span><text:span text:style-name="T8">rm similarly, with Normal being around 64% for Median vs. Mean etc. </text:span><text:span text:style-name="T15">Interestingly the Hodges-Lehmann estimator </text:span><text:span text:style-name="T16">s</text:span><text:span text:style-name="T17">erves as a better estimate in comparison to</text:span><text:span text:style-name="T15"> both Median and Mean in respect to ARE, for all the distributions. </text:span></text:p>
      <text:p text:style-name="P9"/>
      <text:p text:style-name="P9"><text:soft-page-break/>Considering the <text:span text:style-name="T22">Cauchy distribution</text:span>, the ARE between Median and mean, and HL estimate and mean seem to plunge suddenly to higher values, this is because <text:span text:style-name="T22">the theoritical expression goes to infinity since for Cauchy the Expectation does not exist.</text:span> But behaves regularly for the ARE between HL estimator and the Median. <text:span text:style-name="T21">In computation there is nothing like infinity, so we observe a sudden peak in those ARE value.</text:span></text:p>
      <text:p text:style-name="P9"/>
      <text:p text:style-name="P9"><text:span text:style-name="T22">Hodges-Lehmann estimator doesnot always give the least MSE</text:span>, as we can see from the data that in <text:span text:style-name="T25">g</text:span>eneral for <text:span text:style-name="T22">Normal – Mean has the least MSE </text:span><text:span text:style-name="T25">as we know</text:span>, for <text:span text:style-name="T22">Logistic the Winsorised Mean has the least MSE </text:span><text:span text:style-name="T26">(here we have taken the location parameter as 13 and the scale parameter as 1; note that the tails of logistic are a little bit more bulged than that of normal under similar parameter setting. As a result the higher tail values would interfere in the estimation of location parameter with the usual mean. Thus the Winsorized mean (which truncates the extreme ends) gives a better MSE)</text:span>, for <text:span text:style-name="T22">Uniform </text:span><text:span text:style-name="T24">(</text:span><text:span text:style-name="T28">θ-0.5,θ+0.5</text:span><text:span text:style-name="T24">)</text:span><text:span text:style-name="T22"> </text:span><text:span text:style-name="T22"><draw:frame draw:style-name="fr1" draw:name="Object9" text:anchor-type="as-char" svg:y="-0.716cm" svg:width="2.131cm" svg:height="1.094cm" draw:z-index="8"><draw:object xlink:href="./Object 9" xlink:type="simple" xlink:show="embed" xlink:actuate="onLoad"/><draw:image xlink:href="./ObjectReplacements/Object 9" xlink:type="simple" xlink:show="embed" xlink:actuate="onLoad"/><svg:desc>formula</svg:desc></draw:frame></text:span><text:span text:style-name="T22"><text:s/>has the least MSE </text:span><text:span text:style-name="T27">(which we have also seen during parametric estimation)</text:span>, and for <text:span text:style-name="T22">Cauchy and Double Exponential the Hodges-Lehmann estimat</text:span><text:span text:style-name="T23">e</text:span><text:span text:style-name="T22"> has the least MSE. </text:span><text:span text:style-name="T20">This is because </text:span><text:span text:style-name="T23">Cauchy distribution has thick tails, and the Expectation doesn’t exist</text:span><text:span text:style-name="T20">. In case of Double Exponential though the tail is usual, it has a sharp peak at the central value. Note that DE is a symmetric distribution thus the mean , median and mode should converge. Since there is a sharp peak, </text:span><text:span text:style-name="T23">it is wiser to take some measure based on Median</text:span><text:span text:style-name="T20">. It can be seen that the MSE for Median and HL estimate is very close for these two distributions.<text:line-break/><text:line-break/>Also another interesting observation is that </text:span><text:span text:style-name="T23">for any distribution the MSE of HL is lesser than that of the Median</text:span><text:span text:style-name="T20">, so it can be looked upon as </text:span><text:span text:style-name="T23">an improved measure of estimating location parameter (over median) </text:span><text:span text:style-name="T20">when other options like mean are not useful.</text:span></text:p>
      <text:p text:style-name="P9"/>
      <text:p text:style-name="P11"><text:span text:style-name="T22">Note/</text:span><text:span text:style-name="T24">Query</text:span><text:span text:style-name="T22"> :-</text:span> After all the observation the question that is posed is whether calculation of ARE in this way is justified? That is we computed the values of ARE from a purely theoritical perspective, and now the empirically computed values are close by but not exactly same. Why is this discrepancy? If we are able to find some value precisely by theoritical calculations, why should the computed values not be far more accurate and clos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draw:frame text:anchor-type="paragraph" draw:z-index="10" draw:name="Shape1" draw:style-name="gr1" draw:text-style-name="P31" svg:width="1.5cm" svg:height="0.551cm" svg:x="7.747cm" svg:y="-1.02cm"><draw:text-box><text:p text:style-name="P30"><text:span text:style-name="T29">Outputs</text:span></text:p></draw:text-box></draw:frame><text:soft-page-break/>[[1]]</text:p>
      <text:p text:style-name="P3">[[1]]$Detail</text:p>
      <text:p text:style-name="P14"><text:s text:c="4"/><text:span text:style-name="T1">m <text:s text:c="4"/>n Theta <text:s/>Seed </text:span></text:p>
      <text:p text:style-name="P14"><text:s text:c="3"/><text:span text:style-name="T1">10 <text:s text:c="3"/>10 <text:s text:c="3"/>13 <text:s text:c="3"/>23 </text:span></text:p>
      <text:p text:style-name="P16"/>
      <text:p text:style-name="P3">[[1]]$MSE</text:p>
      <text:p text:style-name="P14"><text:s text:c="10"/><text:span text:style-name="T1">Median <text:s text:c="4"/>Mean min plus max mean max ordered welsh mean Winsorised HodgesLehmann</text:span></text:p>
      <text:p text:style-name="P3">Normal <text:s text:c="5"/>0.2043 <text:s text:c="2"/>0.1078 <text:s text:c="11"/>0.1315 <text:s text:c="16"/>23.175 <text:s text:c="4"/>0.1188 <text:s text:c="7"/>0.1107</text:p>
      <text:p text:style-name="P3">Logistic <text:s text:c="3"/>0.3599 <text:s text:c="2"/>0.3284 <text:s text:c="11"/>0.9041 <text:s text:c="16"/>24.375 <text:s text:c="4"/>0.3122 <text:s text:c="7"/>0.2915</text:p>
      <text:p text:style-name="P3">Cauchy <text:s text:c="5"/>0.2498 564.2309 <text:s text:c="7"/>14074.8192 <text:s text:c="16"/>26.525 <text:s text:c="4"/>6.4019 <text:s text:c="7"/>0.3436</text:p>
      <text:p text:style-name="P3">Double Expo 0.0805 <text:s text:c="2"/>0.0872 <text:s text:c="11"/>0.3772 <text:s text:c="16"/>28.575 <text:s text:c="4"/>0.1007 <text:s text:c="7"/>0.1106</text:p>
      <text:p text:style-name="P3">Uniform <text:s text:c="4"/>0.0186 <text:s text:c="2"/>0.0074 <text:s text:c="11"/>0.0040 <text:s text:c="16"/>24.375 <text:s text:c="4"/>0.0084 <text:s text:c="7"/>0.0085</text:p>
      <text:p text:style-name="P16"/>
      <text:p text:style-name="P3">[[1]]$Variance</text:p>
      <text:p text:style-name="P14"><text:s text:c="10"/><text:span text:style-name="T1">Median <text:s text:c="4"/>Mean min plus max mean max ordered welsh mean Winsorised HodgesLehmann</text:span></text:p>
      <text:p text:style-name="P3">Normal <text:s text:c="5"/>0.2085 <text:s text:c="2"/>0.1135 <text:s text:c="11"/>0.1441 <text:s text:c="16"/>0.6806 <text:s text:c="4"/>0.1255 <text:s text:c="7"/>0.1170</text:p>
      <text:p text:style-name="P3">Logistic <text:s text:c="3"/>0.3310 <text:s text:c="2"/>0.2842 <text:s text:c="11"/>0.9018 <text:s text:c="16"/>0.9472 <text:s text:c="4"/>0.2655 <text:s text:c="7"/>0.2714</text:p>
      <text:p text:style-name="P3">Cauchy <text:s text:c="5"/>0.2775 571.1082 <text:s text:c="7"/>14203.7031 <text:s text:c="16"/>1.1361 <text:s text:c="4"/>6.7519 <text:s text:c="7"/>0.3798</text:p>
      <text:p text:style-name="P3">Double Expo 0.0892 <text:s text:c="2"/>0.0861 <text:s text:c="11"/>0.3951 <text:s text:c="16"/>1.1250 <text:s text:c="4"/>0.1009 <text:s text:c="7"/>0.1131</text:p>
      <text:p text:style-name="P3">Uniform <text:s text:c="4"/>0.0175 <text:s text:c="2"/>0.0068 <text:s text:c="11"/>0.0043 <text:s text:c="16"/>0.9472 <text:s text:c="4"/>0.0077 <text:s text:c="7"/>0.0081</text:p>
      <text:p text:style-name="P16"/>
      <text:p text:style-name="P3">[[1]]$ARE</text:p>
      <text:p text:style-name="P14"><text:s text:c="12"/><text:span text:style-name="T1">Median/Mean HL/Mean <text:s/>HL/Median</text:span></text:p>
      <text:p text:style-name="P3">Normal <text:s text:c="10"/>0.5444 <text:s text:c="3"/>0.9701 <text:s text:c="3"/>1.7821</text:p>
      <text:p text:style-name="P3">Logistic <text:s text:c="8"/>0.8586 <text:s text:c="3"/>1.0472 <text:s text:c="3"/>1.2196</text:p>
      <text:p text:style-name="P3">Cauchy <text:s text:c="7"/>2058.0476 1503.7077 <text:s text:c="3"/>0.7306</text:p>
      <text:p text:style-name="P3">Double Expo <text:s text:c="5"/>0.9652 <text:s text:c="3"/>0.7613 <text:s text:c="3"/>0.7887</text:p>
      <text:p text:style-name="P3">Uniform <text:s text:c="9"/>0.3886 <text:s text:c="3"/>0.8395 <text:s text:c="3"/>2.1605</text:p>
      <text:p text:style-name="P16"/>
      <text:p text:style-name="P3">[[2]]</text:p>
      <text:p text:style-name="P3">[[2]]$Detail</text:p>
      <text:p text:style-name="P14"><text:s text:c="4"/><text:span text:style-name="T1">m <text:s text:c="4"/>n Theta <text:s/>Seed </text:span></text:p>
      <text:p text:style-name="P14"><text:s text:c="3"/><text:span text:style-name="T1">10 <text:s text:c="2"/>100 <text:s text:c="3"/>13 <text:s text:c="3"/>23 </text:span></text:p>
      <text:p text:style-name="P16"/>
      <text:p text:style-name="P3">[[2]]$MSE</text:p>
      <text:p text:style-name="P14"><text:s text:c="10"/><text:span text:style-name="T1">Median <text:s text:c="3"/>Mean min plus max mean max ordered welsh mean Winsorised HodgesLehmann</text:span></text:p>
      <text:p text:style-name="P3">Normal <text:s text:c="5"/>0.0117 <text:s/>0.0105 <text:s text:c="11"/>0.0765 <text:s text:c="14"/>6067.775 <text:s text:c="4"/>0.0121 <text:s text:c="7"/>0.0110</text:p>
      <text:p text:style-name="P3">Logistic <text:s text:c="3"/>0.0680 <text:s/>0.0629 <text:s text:c="11"/>1.1307 <text:s text:c="14"/>6542.650 <text:s text:c="4"/>0.0549 <text:s text:c="7"/>0.0577</text:p>
      <text:p text:style-name="P3">Cauchy <text:s text:c="5"/>0.0221 56.2319 <text:s text:c="7"/>80922.9935 <text:s text:c="14"/>6159.975 <text:s text:c="4"/>0.0347 <text:s text:c="7"/>0.0172</text:p>
      <text:p text:style-name="P3">Double Expo 0.0131 <text:s/>0.0202 <text:s text:c="11"/>1.2172 <text:s text:c="14"/>6271.525 <text:s text:c="4"/>0.0166 <text:s text:c="7"/>0.0127</text:p>
      <text:p text:style-name="P3">Uniform <text:s text:c="4"/>0.0042 <text:s/>0.0016 <text:s text:c="11"/>0.0000 <text:s text:c="14"/>6542.650 <text:s text:c="4"/>0.0017 <text:s text:c="7"/>0.0016</text:p>
      <text:p text:style-name="P16"/>
      <text:p text:style-name="P3">[[2]]$Variance</text:p>
      <text:p text:style-name="P14"><text:s text:c="10"/><text:span text:style-name="T1">Median <text:s text:c="3"/>Mean min plus max mean max ordered welsh mean Winsorised HodgesLehmann</text:span></text:p>
      <text:p text:style-name="P3">Normal <text:s text:c="5"/>0.0119 <text:s/>0.0101 <text:s text:c="11"/>0.0828 <text:s text:c="16"/>7.9472 <text:s text:c="4"/>0.0105 <text:s text:c="7"/>0.0106</text:p>
      <text:p text:style-name="P3">Logistic <text:s text:c="3"/>0.0712 <text:s/>0.0690 <text:s text:c="11"/>1.2048 <text:s text:c="15"/>15.5667 <text:s text:c="4"/>0.0599 <text:s text:c="7"/>0.0618</text:p>
      <text:p text:style-name="P3">Cauchy <text:s text:c="5"/>0.0225 52.0124 <text:s text:c="7"/>74011.2924 <text:s text:c="15"/>23.6139 <text:s text:c="4"/>0.0342 <text:s text:c="7"/>0.0176</text:p>
      <text:p text:style-name="P3">Double Expo 0.0140 <text:s/>0.0222 <text:s text:c="11"/>1.2625 <text:s text:c="16"/>7.5583 <text:s text:c="4"/>0.0184 <text:s text:c="7"/>0.0141</text:p>
      <text:p text:style-name="P3">Uniform <text:s text:c="4"/>0.0043 <text:s/>0.0017 <text:s text:c="11"/>0.0001 <text:s text:c="15"/>15.5667 <text:s text:c="4"/>0.0018 <text:s text:c="7"/>0.0017</text:p>
      <text:p text:style-name="P16"/>
      <text:p text:style-name="P3">[[2]]$ARE</text:p>
      <text:p text:style-name="P14"><text:s text:c="11"/><text:span text:style-name="T1">Median/Mean HL/Mean <text:s/>HL/Median</text:span></text:p>
      <text:p text:style-name="P3">Normal <text:s text:c="10"/>0.8487 <text:s text:c="3"/>0.9528 <text:s text:c="3"/>1.1226</text:p>
      <text:p text:style-name="P3">Logistic <text:s text:c="8"/>0.9691 <text:s text:c="3"/>1.1165 <text:s text:c="3"/>1.1521</text:p>
      <text:p text:style-name="P3">Cauchy <text:s text:c="7"/>2311.6622 2955.2500 <text:s text:c="3"/>1.2784</text:p>
      <text:p text:style-name="P3">Double Expo <text:s text:c="5"/>1.5857 <text:s text:c="3"/>1.5745 <text:s text:c="3"/>0.9929</text:p>
      <text:p text:style-name="P3">Uniform <text:s text:c="9"/>0.3953 <text:s text:c="3"/>1.0000 <text:s text:c="3"/>2.5294</text:p>
      <text:p text:style-name="P3"><text:soft-page-break/>[[3]]</text:p>
      <text:p text:style-name="P3">[[3]]$Detail</text:p>
      <text:p text:style-name="P14"><text:s text:c="4"/><text:span text:style-name="T1">m <text:s text:c="4"/>n Theta <text:s/>Seed </text:span></text:p>
      <text:p text:style-name="P14"><text:s text:c="2"/><text:span text:style-name="T1">100 <text:s text:c="3"/>10 <text:s text:c="3"/>13 <text:s text:c="3"/>23 </text:span></text:p>
      <text:p text:style-name="P16"/>
      <text:p text:style-name="P3">[[3]]$MSE</text:p>
      <text:p text:style-name="P14"><text:s text:c="10"/><text:span text:style-name="T1">Median <text:s text:c="4"/>Mean min plus max mean max ordered welsh mean Winsorised HodgesLehmann</text:span></text:p>
      <text:p text:style-name="P3">Normal <text:s text:c="5"/>0.1452 <text:s text:c="2"/>0.0919 <text:s text:c="11"/>0.1535 <text:s text:c="15"/>26.6250 <text:s text:c="4"/>0.1008 <text:s text:c="7"/>0.0943</text:p>
      <text:p text:style-name="P3">Logistic <text:s text:c="3"/>0.3991 <text:s text:c="2"/>0.3799 <text:s text:c="11"/>1.0092 <text:s text:c="15"/>25.9075 <text:s text:c="4"/>0.3578 <text:s text:c="7"/>0.3481</text:p>
      <text:p text:style-name="P3">Cauchy <text:s text:c="5"/>0.3233 396.9880 <text:s text:c="8"/>9797.0246 <text:s text:c="15"/>25.2200 <text:s text:c="4"/>6.3141 <text:s text:c="7"/>0.4773</text:p>
      <text:p text:style-name="P3">Double Expo 0.1440 <text:s text:c="2"/>0.2009 <text:s text:c="11"/>0.8450 <text:s text:c="15"/>25.4450 <text:s text:c="4"/>0.1851 <text:s text:c="7"/>0.1602</text:p>
      <text:p text:style-name="P3">Uniform <text:s text:c="4"/>0.0202 <text:s text:c="2"/>0.0086 <text:s text:c="11"/>0.0036 <text:s text:c="15"/>25.9075 <text:s text:c="4"/>0.0097 <text:s text:c="7"/>0.0109</text:p>
      <text:p text:style-name="P16"/>
      <text:p text:style-name="P3">[[3]]$Variance</text:p>
      <text:p text:style-name="P14"><text:s text:c="10"/><text:span text:style-name="T1">Median <text:s text:c="4"/>Mean min plus max mean max ordered welsh mean Winsorised HodgesLehmann</text:span></text:p>
      <text:p text:style-name="P3">Normal <text:s text:c="5"/>0.1453 <text:s text:c="2"/>0.0915 <text:s text:c="11"/>0.1528 <text:s text:c="16"/>0.7241 <text:s text:c="4"/>0.1005 <text:s text:c="7"/>0.0944</text:p>
      <text:p text:style-name="P3">Logistic <text:s text:c="3"/>0.3978 <text:s text:c="2"/>0.3829 <text:s text:c="11"/>1.0138 <text:s text:c="16"/>0.8661 <text:s text:c="4"/>0.3588 <text:s text:c="7"/>0.3486</text:p>
      <text:p text:style-name="P3">Cauchy <text:s text:c="5"/>0.3237 391.4821 <text:s text:c="8"/>9654.4573 <text:s text:c="16"/>0.8246 <text:s text:c="4"/>6.2877 <text:s text:c="7"/>0.4777</text:p>
      <text:p text:style-name="P3">Double Expo 0.1445 <text:s text:c="2"/>0.2028 <text:s text:c="11"/>0.8432 <text:s text:c="16"/>0.8519 <text:s text:c="4"/>0.1869 <text:s text:c="7"/>0.1617</text:p>
      <text:p text:style-name="P3">Uniform <text:s text:c="4"/>0.0201 <text:s text:c="2"/>0.0086 <text:s text:c="11"/>0.0036 <text:s text:c="16"/>0.8661 <text:s text:c="4"/>0.0097 <text:s text:c="7"/>0.0109</text:p>
      <text:p text:style-name="P16"/>
      <text:p text:style-name="P3">[[3]]$ARE</text:p>
      <text:p text:style-name="P14"><text:s text:c="11"/><text:span text:style-name="T1">Median/Mean HL/Mean <text:s/>HL/Median</text:span></text:p>
      <text:p text:style-name="P3">Normal <text:s text:c="10"/>0.6297 <text:s text:c="2"/>0.9693 <text:s text:c="3"/>1.5392</text:p>
      <text:p text:style-name="P3">Logistic <text:s text:c="8"/>0.9625 <text:s text:c="2"/>1.0984 <text:s text:c="3"/>1.1411</text:p>
      <text:p text:style-name="P3">Cauchy <text:s text:c="7"/>1209.3979 819.5145 <text:s text:c="3"/>0.6776</text:p>
      <text:p text:style-name="P3">Double Expo <text:s text:c="5"/>1.4035 <text:s text:c="2"/>1.2542 <text:s text:c="3"/>0.8936</text:p>
      <text:p text:style-name="P3">Uniform <text:s text:c="9"/>0.4279 <text:s text:c="2"/>0.7890 <text:s text:c="3"/>1.8440</text:p>
      <text:p text:style-name="P16"/>
      <text:p text:style-name="P3">[[4]]</text:p>
      <text:p text:style-name="P3">[[4]]$Detail</text:p>
      <text:p text:style-name="P14"><text:s text:c="4"/><text:span text:style-name="T1">m <text:s text:c="4"/>n Theta <text:s/>Seed </text:span></text:p>
      <text:p text:style-name="P14"><text:s text:c="2"/><text:span text:style-name="T1">100 <text:s text:c="2"/>100 <text:s text:c="3"/>13 <text:s text:c="3"/>23 </text:span></text:p>
      <text:p text:style-name="P16"/>
      <text:p text:style-name="P3">[[4]]$MSE</text:p>
      <text:p text:style-name="P14"><text:s text:c="10"/><text:span text:style-name="T1">Median <text:s text:c="3"/>Mean min plus max mean max ordered welsh mean Winsorised HodgesLehmann</text:span></text:p>
      <text:p text:style-name="P3">Normal <text:s text:c="5"/>0.0164 <text:s/>0.0103 <text:s text:c="11"/>0.0976 <text:s text:c="14"/>6208.880 <text:s text:c="4"/>0.0117 <text:s text:c="7"/>0.0111</text:p>
      <text:p text:style-name="P3">Logistic <text:s text:c="3"/>0.0387 <text:s/>0.0347 <text:s text:c="11"/>0.7167 <text:s text:c="14"/>6299.810 <text:s text:c="4"/>0.0326 <text:s text:c="7"/>0.0321</text:p>
      <text:p text:style-name="P3">Cauchy <text:s text:c="5"/>0.0249 45.8115 <text:s text:c="6"/>103455.6161 <text:s text:c="14"/>6271.203 <text:s text:c="4"/>0.0802 <text:s text:c="7"/>0.0323</text:p>
      <text:p text:style-name="P3">Double Expo 0.0122 <text:s/>0.0244 <text:s text:c="11"/>0.9634 <text:s text:c="14"/>6288.477 <text:s text:c="4"/>0.0212 <text:s text:c="7"/>0.0163</text:p>
      <text:p text:style-name="P3">Uniform <text:s text:c="4"/>0.0024 <text:s/>0.0009 <text:s text:c="11"/>0.0001 <text:s text:c="14"/>6299.810 <text:s text:c="4"/>0.0010 <text:s text:c="7"/>0.0010</text:p>
      <text:p text:style-name="P16"/>
      <text:p text:style-name="P3">[[4]]$Variance</text:p>
      <text:p text:style-name="P14"><text:s text:c="10"/><text:span text:style-name="T1">Median <text:s text:c="3"/>Mean min plus max mean max ordered welsh mean Winsorised HodgesLehmann</text:span></text:p>
      <text:p text:style-name="P3">Normal <text:s text:c="5"/>0.0164 <text:s/>0.0104 <text:s text:c="11"/>0.0983 <text:s text:c="15"/>16.9332 <text:s text:c="4"/>0.0117 <text:s text:c="7"/>0.0111</text:p>
      <text:p text:style-name="P3">Logistic <text:s text:c="3"/>0.0379 <text:s/>0.0350 <text:s text:c="11"/>0.6966 <text:s text:c="15"/>21.0428 <text:s text:c="4"/>0.0328 <text:s text:c="7"/>0.0320</text:p>
      <text:p text:style-name="P3">Cauchy <text:s text:c="5"/>0.0246 44.7227 <text:s text:c="6"/>101824.7388 <text:s text:c="15"/>18.5322 <text:s text:c="4"/>0.0810 <text:s text:c="7"/>0.0323</text:p>
      <text:p text:style-name="P3">Double Expo 0.0121 <text:s/>0.0246 <text:s text:c="11"/>0.9700 <text:s text:c="15"/>15.1974 <text:s text:c="4"/>0.0214 <text:s text:c="7"/>0.0164</text:p>
      <text:p text:style-name="P3">Uniform <text:s text:c="4"/>0.0023 <text:s/>0.0009 <text:s text:c="11"/>0.0000 <text:s text:c="15"/>21.0428 <text:s text:c="4"/>0.0010 <text:s text:c="7"/>0.0010</text:p>
      <text:p text:style-name="P16"/>
      <text:p text:style-name="P3">[[4]]$ARE</text:p>
      <text:p text:style-name="P14"><text:s text:c="11"/><text:span text:style-name="T1">Median/Mean <text:s/></text:span><text:span text:style-name="T2">H</text:span><text:span text:style-name="T1">L/Mean <text:s/>HL/Median</text:span></text:p>
      <text:p text:style-name="P3">Normal <text:s text:c="10"/>0.6341 <text:s text:c="3"/>0.9369 <text:s text:c="3"/>1.4775</text:p>
      <text:p text:style-name="P3">Logistic <text:s text:c="8"/>0.9235 <text:s text:c="3"/>1.0938 <text:s text:c="3"/>1.1844</text:p>
      <text:p text:style-name="P3">Cauchy <text:s text:c="7"/>1817.9959 1384.6037 <text:s text:c="3"/>0.7616</text:p>
      <text:p text:style-name="P3">Double Expo <text:s text:c="5"/>2.0331 <text:s text:c="3"/>1.5000 <text:s text:c="3"/>0.7378</text:p>
      <text:p text:style-name="P12">Uniform <text:s text:c="9"/>0.3913 <text:s text:c="3"/>0.9000 <text:s text:c="3"/>2.3000</text:p>
      <text:p text:style-name="P12"><draw:frame text:anchor-type="paragraph" draw:z-index="11" draw:name="Shape1" draw:style-name="gr1" draw:text-style-name="P31" svg:width="1.5cm" svg:height="0.551cm" svg:x="7.747cm" svg:y="-1.02cm"><draw:text-box><text:p text:style-name="P30"><text:span text:style-name="T29">Scripts</text:span></text:p></draw:text-box></draw:frame><text:soft-page-break/>#File: Source.R</text:p>
      <text:p text:style-name="P12"/>
      <text:p text:style-name="P12">library(psych)</text:p>
      <text:p text:style-name="P12">library(nimble)</text:p>
      <text:p text:style-name="P12"/>
      <text:p text:style-name="P12">#function for calculating the max ordered welsh stat</text:p>
      <text:p text:style-name="P12">or_mean=function(x)</text:p>
      <text:p text:style-name="P12">{</text:p>
      <text:p text:style-name="P12"><text:s text:c="2"/>l=length(x)</text:p>
      <text:p text:style-name="P12"><text:s text:c="2"/>x=order(x,decreasing = F)</text:p>
      <text:p text:style-name="P12"><text:s text:c="2"/>b=rep(0,l)</text:p>
      <text:p text:style-name="P12"><text:s text:c="2"/>for (i in 1:l)</text:p>
      <text:p text:style-name="P12"><text:s text:c="2"/>{</text:p>
      <text:p text:style-name="P12"><text:s text:c="4"/>b[i]=(x[i]+x[l-i+1])/2</text:p>
      <text:p text:style-name="P12"><text:s text:c="2"/>}</text:p>
      <text:p text:style-name="P12"><text:s text:c="2"/>return(max(b))</text:p>
      <text:p text:style-name="P12">}</text:p>
      <text:p text:style-name="P12"/>
      <text:p text:style-name="P12"/>
      <text:p text:style-name="P12"/>
      <text:p text:style-name="P12">#function for calculating the stats for different distributions</text:p>
      <text:p text:style-name="P12">#Choices are described below</text:p>
      <text:p text:style-name="P12">#0 for normal</text:p>
      <text:p text:style-name="P12">#1 for logistic</text:p>
      <text:p text:style-name="P12">#2 for cauchy</text:p>
      <text:p text:style-name="P12">#3 for double expo</text:p>
      <text:p text:style-name="P12">#4 for unif</text:p>
      <text:p text:style-name="P12"/>
      <text:p text:style-name="P12">gen_func=function(m,n,choice,theta,seed)</text:p>
      <text:p text:style-name="P12">{</text:p>
      <text:p text:style-name="P12"><text:s text:c="2"/>set.seed(seed)</text:p>
      <text:p text:style-name="P12"><text:s text:c="2"/></text:p>
      <text:p text:style-name="P12"><text:s text:c="2"/>#Creating the observation matrix</text:p>
      <text:p text:style-name="P12"><text:s text:c="2"/>X=matrix(NA, nrow = m, ncol = n)</text:p>
      <text:p text:style-name="P12"><text:s text:c="2"/></text:p>
      <text:p text:style-name="P12"><text:s text:c="2"/>#Creating the matrix of the statist-ics</text:p>
      <text:p text:style-name="P12"><text:s text:c="2"/>stat=matrix(NA, nrow = m, ncol = 6)</text:p>
      <text:p text:style-name="P12"><text:s text:c="2"/>colnames(stat)=c("Median", "Mean", "min plus max mean", "max ordered welsh mean", "Winsorised", "HodgesLehmann")</text:p>
      <text:p text:style-name="P12"><text:s text:c="2"/></text:p>
      <text:p text:style-name="P12"><text:s text:c="2"/>#taking the choice of the distribution</text:p>
      <text:p text:style-name="P12"><text:s text:c="2"/>if (choice == 0)</text:p>
      <text:p text:style-name="P12"><text:s text:c="2"/>{ <text:s/></text:p>
      <text:p text:style-name="P12"><text:s text:c="4"/>for (i in 1:m)</text:p>
      <text:p text:style-name="P12"><text:s text:c="4"/>{</text:p>
      <text:p text:style-name="P12"><text:s text:c="6"/>X[i,]=rnorm(n, theta, 1)</text:p>
      <text:p text:style-name="P12"><text:s text:c="4"/>}</text:p>
      <text:p text:style-name="P12"><text:s text:c="2"/>}</text:p>
      <text:p text:style-name="P12"><text:s text:c="2"/>else if (choice == 1)</text:p>
      <text:p text:style-name="P12"><text:s text:c="2"/>{</text:p>
      <text:p text:style-name="P12"><text:s text:c="4"/>for (i in 1:m)</text:p>
      <text:p text:style-name="P12"><text:s text:c="4"/>{</text:p>
      <text:p text:style-name="P12"><text:s text:c="6"/>X[i,]=rlogis(n, theta, 1)</text:p>
      <text:p text:style-name="P12"><text:s text:c="4"/>}</text:p>
      <text:p text:style-name="P12"><text:s text:c="2"/>}</text:p>
      <text:p text:style-name="P12"><text:s text:c="2"/></text:p>
      <text:p text:style-name="P12"><text:s text:c="2"/>else if (choice == 2)</text:p>
      <text:p text:style-name="P12"><text:s text:c="2"/>{</text:p>
      <text:p text:style-name="P12"><text:s text:c="4"/>for (i in 1:m)</text:p>
      <text:p text:style-name="P12"><text:s text:c="4"/>{</text:p>
      <text:p text:style-name="P12"><text:soft-page-break/><text:s text:c="6"/>X[i,]=rcauchy(n, theta, 1)</text:p>
      <text:p text:style-name="P12"><text:s text:c="4"/>}</text:p>
      <text:p text:style-name="P12"><text:s text:c="2"/>}</text:p>
      <text:p text:style-name="P12"><text:s text:c="2"/></text:p>
      <text:p text:style-name="P12"><text:s text:c="2"/>else if (choice == 3)</text:p>
      <text:p text:style-name="P12"><text:s text:c="2"/>{</text:p>
      <text:p text:style-name="P12"><text:s text:c="4"/>for (i in 1:m)</text:p>
      <text:p text:style-name="P12"><text:s text:c="4"/>{</text:p>
      <text:p text:style-name="P12"><text:s text:c="6"/>X[i,]=rdexp(n, theta, 1)</text:p>
      <text:p text:style-name="P12"><text:s text:c="4"/>}</text:p>
      <text:p text:style-name="P12"><text:s text:c="2"/>}</text:p>
      <text:p text:style-name="P12"><text:s text:c="2"/></text:p>
      <text:p text:style-name="P12"><text:s text:c="2"/>else if (choice == 4)</text:p>
      <text:p text:style-name="P12"><text:s text:c="2"/>{</text:p>
      <text:p text:style-name="P12"><text:s text:c="4"/>for (i in 1:m)</text:p>
      <text:p text:style-name="P12"><text:s text:c="4"/>{</text:p>
      <text:p text:style-name="P12"><text:s text:c="6"/>X[i,]=runif(n, theta-0.5,theta+0.5)</text:p>
      <text:p text:style-name="P12"><text:s text:c="4"/>}</text:p>
      <text:p text:style-name="P12"><text:s text:c="2"/>}</text:p>
      <text:p text:style-name="P12"><text:s text:c="2"/></text:p>
      <text:p text:style-name="P12"><text:s text:c="2"/>#Computing the stats</text:p>
      <text:p text:style-name="P12"><text:s text:c="2"/>for (i in 1:m)</text:p>
      <text:p text:style-name="P12"><text:s text:c="2"/>{</text:p>
      <text:p text:style-name="P12"><text:s text:c="4"/>stat[i,1]=median(X[i,])</text:p>
      <text:p text:style-name="P12"><text:s text:c="4"/>stat[i,2]=mean(X[i,])</text:p>
      <text:p text:style-name="P12"><text:s text:c="4"/>stat[i,3]=(min(X[i,])+max(X[i,]))/2</text:p>
      <text:p text:style-name="P12"><text:s text:c="4"/>stat[i,4]=or_mean(X[i,])</text:p>
      <text:p text:style-name="P12"><text:s text:c="4"/>stat[i,5]=winsor.means(X[i,], trim = 0.1)</text:p>
      <text:p text:style-name="P12"><text:s text:c="4"/>stat[i,6]=wilcox.test(X[i,], conf.int = T)$estimate</text:p>
      <text:p text:style-name="P12"><text:s text:c="2"/>}</text:p>
      <text:p text:style-name="P12"><text:s text:c="2"/></text:p>
      <text:p text:style-name="P12"><text:s text:c="2"/>return(stat)</text:p>
      <text:p text:style-name="P12">}</text:p>
      <text:p text:style-name="P12"/>
      <text:p text:style-name="P12">#Creating the Mean-squared error matrix for all the estimators and distributions</text:p>
      <text:p text:style-name="P12">MSE=matrix(NA, nrow=5, ncol=6)</text:p>
      <text:p text:style-name="P12">colnames(MSE)=c("Median", "Mean", "min plus max mean", "max ordered welsh mean", "Winsorised", "HodgesLehmann")</text:p>
      <text:p text:style-name="P12">rownames(MSE)=c("Normal","Logistic","Cauchy","Double Expo","Uniform")</text:p>
      <text:p text:style-name="P12"/>
      <text:p text:style-name="P12">#Creating the variance matrix for all the estimators and distributions</text:p>
      <text:p text:style-name="P12">V=matrix(NA, nrow=5, ncol=6)</text:p>
      <text:p text:style-name="P12">colnames(V)=c("Median", "Mean", "min plus max mean", "max ordered welsh mean", "Winsorised", "HodgesLehmann")</text:p>
      <text:p text:style-name="P12">rownames(V)=c("Normal","Logistic","Cauchy","Double Expo","Uniform")</text:p>
      <text:p text:style-name="P12"/>
      <text:p text:style-name="P12">#Creating the ARE matrix for all distributions b/w Median-mean, HL-mean, HL-median</text:p>
      <text:p text:style-name="P12">ARE=matrix(NA, nrow=5, ncol=3)</text:p>
      <text:p text:style-name="P12">rownames(ARE)=c("Normal","Logistic","Cauchy","Double Expo","Uniform")</text:p>
      <text:p text:style-name="P12">colnames(ARE)=c("Median/Mean", "HL/Mean", "HL/Median")</text:p>
      <text:p text:style-name="P12"/>
      <text:p text:style-name="P12"/>
      <text:p text:style-name="P12">#File: Output.R</text:p>
      <text:p text:style-name="P12"/>
      <text:p text:style-name="P12">#Setting the folder containing all the files are set as working directory</text:p>
      <text:p text:style-name="P12">setwd("~/Documents/Non para/MSE compare of estimate of locations")</text:p>
      <text:p text:style-name="P12"/>
      <text:p text:style-name="P12">#run the Source.R script to load the required functions</text:p>
      <text:p text:style-name="P12">source("Source.R", echo=T)</text:p>
      <text:p text:style-name="P12"/>
      <text:p text:style-name="P12"><text:soft-page-break/>#disabling exponential notation</text:p>
      <text:p text:style-name="P12">options(scipen = 999)</text:p>
      <text:p text:style-name="P12"/>
      <text:p text:style-name="P12">#parameter values to be specified</text:p>
      <text:p text:style-name="P12">theta=13</text:p>
      <text:p text:style-name="P12">seed=23</text:p>
      <text:p text:style-name="P12">m=10 #number of sample sets</text:p>
      <text:p text:style-name="P12">n=10 #number of observation in each sample set</text:p>
      <text:p text:style-name="P12"><text:s text:c="2"/></text:p>
      <text:p text:style-name="P12">for (k in 1:5)</text:p>
      <text:p text:style-name="P12">{</text:p>
      <text:p text:style-name="P12"><text:s text:c="2"/>temp=gen_func(m,n,k-1,theta,seed)</text:p>
      <text:p text:style-name="P12"><text:s text:c="2"/>for (l in 1:6)</text:p>
      <text:p text:style-name="P12"><text:s text:c="2"/>{</text:p>
      <text:p text:style-name="P12"><text:s text:c="4"/>MSE[k,l]=mean((temp[,l]-theta)^2)</text:p>
      <text:p text:style-name="P12"><text:s text:c="4"/>V[k,l]=var(temp[,l])</text:p>
      <text:p text:style-name="P12"><text:s text:c="2"/>}</text:p>
      <text:p text:style-name="P12">}</text:p>
      <text:p text:style-name="P12">detail=c(m,n,theta,seed)</text:p>
      <text:p text:style-name="P12">names(detail)=c("m","n","Theta","Seed")</text:p>
      <text:p text:style-name="P12">MSE=round(MSE, 4)</text:p>
      <text:p text:style-name="P12">V=round(V, 4)</text:p>
      <text:p text:style-name="P12">output=list(detail,MSE,V)</text:p>
      <text:p text:style-name="P12">names(output)=c("Detail","MSE","Variance")</text:p>
      <text:p text:style-name="P12"/>
      <text:p text:style-name="P12">ARE[,1]=output$Variance[,2]/output$Variance[,1]</text:p>
      <text:p text:style-name="P12">ARE[,2]=output$Variance[,2]/output$Variance[,6]</text:p>
      <text:p text:style-name="P12">ARE[,3]=output$Variance[,1]/output$Variance[,6]</text:p>
      <text:p text:style-name="P12"/>
      <text:p text:style-name="P12">output[["ARE"]]=round(ARE, 4)</text:p>
      <text:p text:style-name="P12"/>
      <text:p text:style-name="P12">output</text:p>
      <text:p text:style-name="P12">output.10.10=output #storing outputs for a specific m, n.</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 PL Mingti2L Big5" svg:font-family="'AR PL Mingti2L Big5'"/>
    <style:font-face style:name="Lohit Devanagari1" svg:font-family="'Lohit Devanagari'"/>
    <style:font-face style:name="Ubuntu Mono" svg:font-family="'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31T11:24:37.612384360</meta:creation-date>
    <dc:date>2020-02-03T10:36:59.351516387</dc:date>
    <meta:editing-duration>PT47M45S</meta:editing-duration>
    <meta:editing-cycles>9</meta:editing-cycles>
    <meta:generator>LibreOffice/6.3.4.2$Linux_X86_64 LibreOffice_project/30$Build-2</meta:generator>
    <meta:document-statistic meta:table-count="1" meta:image-count="0" meta:object-count="9" meta:page-count="7" meta:paragraph-count="269" meta:word-count="1660" meta:character-count="13415" meta:non-whitespace-character-count="9643"/>
  </office:meta>
</office:document-meta>
</file>

<file path=Object 1/content.xml><?xml version="1.0" encoding="utf-8"?>
<math xmlns="http://www.w3.org/1998/Math/MathML" display="block">
  <semantics>
    <mfrac>
      <mrow>
        <mo fence="true" stretchy="false">(</mo>
        <mrow>
          <mrow>
            <msub>
              <mi>X</mi>
              <mrow>
                <mo fence="true" stretchy="false">(</mo>
                <mrow>
                  <mn>1</mn>
                </mrow>
                <mo fence="true" stretchy="false">)</mo>
              </mrow>
            </msub>
            <mo stretchy="false">+</mo>
            <msub>
              <mi>X</mi>
              <mrow>
                <mo fence="true" stretchy="false">(</mo>
                <mrow>
                  <mi>n</mi>
                </mrow>
                <mo fence="true" stretchy="false">)</mo>
              </mrow>
            </msub>
          </mrow>
        </mrow>
        <mo fence="true" stretchy="false">)</mo>
      </mrow>
      <mn>2</mn>
    </mfrac>
    <annotation encoding="StarMath 5.0">{(X_(1)+X_(n)) over 2}</annotation>
  </semantics>
</math>
</file>

<file path=Object 2/content.xml><?xml version="1.0" encoding="utf-8"?>
<math xmlns="http://www.w3.org/1998/Math/MathML" display="block">
  <semantics>
    <munder>
      <mi mathvariant="italic">max</mi>
      <mrow>
        <mrow>
          <mi>i</mi>
          <mo stretchy="false">=</mo>
          <mn>1</mn>
        </mrow>
        <mrow>
          <mo fence="true" stretchy="false">(</mo>
          <mrow>
            <mn>1</mn>
          </mrow>
          <mo fence="true" stretchy="false">)</mo>
        </mrow>
        <mi>n</mi>
      </mrow>
    </munder>
    <annotation encoding="StarMath 5.0">max csub{i=1(1)n}  </annotation>
  </semantics>
</math>
</file>

<file path=Object 3/content.xml><?xml version="1.0" encoding="utf-8"?>
<math xmlns="http://www.w3.org/1998/Math/MathML" display="block">
  <semantics>
    <mrow>
      <mo fence="true" stretchy="false">{</mo>
      <mrow>
        <mfrac>
          <mrow>
            <mo fence="true" stretchy="false">(</mo>
            <mrow>
              <mrow>
                <msub>
                  <mi>X</mi>
                  <mrow>
                    <mo fence="true" stretchy="false">(</mo>
                    <mrow>
                      <mi>i</mi>
                    </mrow>
                    <mo fence="true" stretchy="false">)</mo>
                  </mrow>
                </msub>
                <mo stretchy="false">+</mo>
                <msub>
                  <mi>X</mi>
                  <mrow>
                    <mo fence="true" stretchy="false">(</mo>
                    <mrow>
                      <mrow>
                        <mi>n</mi>
                        <mo stretchy="false">−</mo>
                        <mi>i</mi>
                        <mo stretchy="false">+</mo>
                        <mn>1</mn>
                      </mrow>
                    </mrow>
                    <mo fence="true" stretchy="false">)</mo>
                  </mrow>
                </msub>
              </mrow>
            </mrow>
            <mo fence="true" stretchy="false">)</mo>
          </mrow>
          <mn>2</mn>
        </mfrac>
      </mrow>
      <mo fence="true" stretchy="false">}</mo>
    </mrow>
    <annotation encoding="StarMath 5.0">lbrace{(X_(i)+X_(n-i+1)) over 2}rbrace </annotation>
  </semantics>
</math>
</file>

<file path=Object 4/content.xml><?xml version="1.0" encoding="utf-8"?>
<math xmlns="http://www.w3.org/1998/Math/MathML" display="block">
  <semantics>
    <msub>
      <mi>σ</mi>
      <mi mathvariant="italic">HL</mi>
    </msub>
    <annotation encoding="StarMath 5.0"> %sigma _HL</annotation>
  </semantics>
</math>
</file>

<file path=Object 5/content.xml><?xml version="1.0" encoding="utf-8"?>
<math xmlns="http://www.w3.org/1998/Math/MathML" display="block">
  <semantics>
    <msub>
      <mi>σ</mi>
      <mover accent="true">
        <mi>X</mi>
        <mo>¯</mo>
      </mover>
    </msub>
    <annotation encoding="StarMath 5.0">%sigma_ overline{X}  </annotation>
  </semantics>
</math>
</file>

<file path=Object 6/content.xml><?xml version="1.0" encoding="utf-8"?>
<math xmlns="http://www.w3.org/1998/Math/MathML" display="block">
  <semantics>
    <mfrac>
      <msub>
        <mi>σ</mi>
        <mover accent="true">
          <mi>X</mi>
          <mo>¯</mo>
        </mover>
      </msub>
      <msub>
        <mi>σ</mi>
        <mi mathvariant="italic">HL</mi>
      </msub>
    </mfrac>
    <annotation encoding="StarMath 5.0">{%sigma_overline {X}  over %sigma_HL}</annotation>
  </semantics>
</math>
</file>

<file path=Object 7/content.xml><?xml version="1.0" encoding="utf-8"?>
<math xmlns="http://www.w3.org/1998/Math/MathML" display="block">
  <semantics>
    <mrow>
      <mover accent="true">
        <mi>X</mi>
        <mo stretchy="false">~</mo>
      </mover>
      <mi>,</mi>
      <mover accent="true">
        <mi>X</mi>
        <mo>¯</mo>
      </mover>
    </mrow>
    <annotation encoding="StarMath 5.0"> tilde {X} , overline {X} </annotation>
  </semantics>
</math>
</file>

<file path=Object 8/content.xml><?xml version="1.0" encoding="utf-8"?>
<math xmlns="http://www.w3.org/1998/Math/MathML" display="block">
  <semantics>
    <mrow>
      <mover accent="true">
        <msub>
          <mi>X</mi>
          <mi mathvariant="italic">HL</mi>
        </msub>
        <mo stretchy="true">^</mo>
      </mover>
      <mi>,</mi>
      <mover accent="true">
        <mi>X</mi>
        <mo>¯</mo>
      </mover>
    </mrow>
    <annotation encoding="StarMath 5.0">widehat{ X_HL }, overline{ X }</annotation>
  </semantics>
</math>
</file>

<file path=Object 9/content.xml><?xml version="1.0" encoding="utf-8"?>
<math xmlns="http://www.w3.org/1998/Math/MathML" display="block">
  <semantics>
    <mfrac>
      <mrow>
        <mo fence="true" stretchy="false">(</mo>
        <mrow>
          <mrow>
            <msub>
              <mi>X</mi>
              <mrow>
                <mo fence="true" stretchy="false">(</mo>
                <mrow>
                  <mn>1</mn>
                </mrow>
                <mo fence="true" stretchy="false">)</mo>
              </mrow>
            </msub>
            <mo stretchy="false">+</mo>
            <msub>
              <mi>X</mi>
              <mrow>
                <mo fence="true" stretchy="false">(</mo>
                <mrow>
                  <mi>n</mi>
                </mrow>
                <mo fence="true" stretchy="false">)</mo>
              </mrow>
            </msub>
          </mrow>
        </mrow>
        <mo fence="true" stretchy="false">)</mo>
      </mrow>
      <mn>2</mn>
    </mfrac>
    <annotation encoding="StarMath 5.0">{(X_(1)+X_(n)) over 2}</annotation>
  </semantics>
</math>
</file>